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&amp;apos;Arial Unicode MS&amp;apos;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number:date-style style:name="fecha">
      <number:day number:style="long"/>
      <number:text>/</number:text>
      <number:month number:style="long"/>
      <number:text>/</number:text>
      <number:year number:style="long"/>
    </number:date-style>
    <number:date-style style:name="fechaHora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/</number:text>
      <number:minutes number:style="long"/>
    </number:date-style>
    <style:style style:name="cabecera" style:family="table-cell" style:parent-style-name="Default">
      <style:table-cell-properties fo:background-color="#cccccc" fo:border="0.002cm solid #000000"/>
      <style:text-properties fo:font-weight="bold"/>
    </style:style>
    <style:style style:name="celda" style:family="table-cell" style:parent-style-name="Default">
      <style:table-cell-properties fo:border="0.002cm solid #000000"/>
    </style:style>
    <style:style style:name="celdaFecha" style:family="table-cell" style:parent-style-name="Default" style:data-style-name="fecha">
      <style:table-cell-properties fo:border="0.002cm solid #000000"/>
    </style:style>
    <style:style style:name="celda" style:family="table-cell" style:parent-style-name="Default">
      <style:table-cell-properties fo:border="0.002cm solid #000000"/>
    </style:style>
    <style:style style:name="celdaDatosFecha" style:family="table-cell" style:parent-style-name="fechaHora"/>
    <style:style style:name="co1" style:family="table-column" style:parent-style-name="Default">
      <style:table-column-properties fo:break-before="auto" style:column-width="5.91cm"/>
    </style:style>
  </office:automatic-styles>
  <office:body>
    <office:spreadsheet>
      <table:table table:name="ALUMNADO DE UNA UNIDAD" table:print="false">
        <table:table-column table:style-name="co1"/>
        <table:table-row>
          <table:table-cell table:style-name="celdaDatos" office:value-type="string">
            <text:p>Título:</text:p>
          </table:table-cell>
          <table:table-cell table:style-name="celdaDatos" office:value-type="string">
            <text:p>ALUMNADO DE UNA UNIDAD</text:p>
          </table:table-cell>
        </table:table-row>
        <table:table-row>
          <table:table-cell table:style-name="celdaDatos" office:value-type="string">
            <text:p>Autor:</text:p>
          </table:table-cell>
          <table:table-cell table:style-name="celdaDatos" office:value-type="string">
            <text:p>Aplicación Séneca, CONSEJERÍA DE EDUCACIÓN Y DEPORTE, Junta de Andalucía</text:p>
          </table:table-cell>
        </table:table-row>
        <table:table-row>
          <table:table-cell table:style-name="celdaDatos" office:value-type="string">
            <text:p>Fecha de creación:</text:p>
          </table:table-cell>
          <table:table-cell table:style-name="celdaDatosFecha" office:value-type="date" office:date-value="2019-09-13T19:16:27">
            <text:p>13/09/2019 19:16:27</text:p>
          </table:table-cell>
        </table:table-row>
        <table:table-row/>
        <table:table-row>
          <table:table-cell table:style-name="cabecera" office:value-type="string">
            <text:p>Alumno/a</text:p>
          </table:table-cell>
        </table:table-row>
        <table:table-row>
          <table:table-cell table:style-name="celda" office:value-type="string">
            <text:p>Aguilar Reguero, Daniel</text:p>
          </table:table-cell>
        </table:table-row>
        <table:table-row>
          <table:table-cell table:style-name="celda" office:value-type="string">
            <text:p>Buendía López, Jairo</text:p>
          </table:table-cell>
        </table:table-row>
        <table:table-row>
          <table:table-cell table:style-name="celda" office:value-type="string">
            <text:p>Cano Betancourt, Juan Manuel</text:p>
          </table:table-cell>
        </table:table-row>
        <table:table-row>
          <table:table-cell table:style-name="celda" office:value-type="string">
            <text:p>Codes Sánchez, Alfredo</text:p>
          </table:table-cell>
        </table:table-row>
        <table:table-row>
          <table:table-cell table:style-name="celda" office:value-type="string">
            <text:p>Cortés Bernal, Alejandro</text:p>
          </table:table-cell>
        </table:table-row>
        <table:table-row>
          <table:table-cell table:style-name="celda" office:value-type="string">
            <text:p>De Molina Ruiz, Rosana</text:p>
          </table:table-cell>
        </table:table-row>
        <table:table-row>
          <table:table-cell table:style-name="celda" office:value-type="string">
            <text:p>Egea Hermoso, Adrián</text:p>
          </table:table-cell>
        </table:table-row>
        <table:table-row>
          <table:table-cell table:style-name="celda" office:value-type="string">
            <text:p>González Jiménez, Jesús</text:p>
          </table:table-cell>
        </table:table-row>
        <table:table-row>
          <table:table-cell table:style-name="celda" office:value-type="string">
            <text:p>González Moya, Iván</text:p>
          </table:table-cell>
        </table:table-row>
        <table:table-row>
          <table:table-cell table:style-name="celda" office:value-type="string">
            <text:p>Gumersindo Zambrana, Pablo</text:p>
          </table:table-cell>
        </table:table-row>
        <table:table-row>
          <table:table-cell table:style-name="celda" office:value-type="string">
            <text:p>Hitos García, Ester</text:p>
          </table:table-cell>
        </table:table-row>
        <table:table-row>
          <table:table-cell table:style-name="celda" office:value-type="string">
            <text:p>Hurtado López, Antonio</text:p>
          </table:table-cell>
        </table:table-row>
        <table:table-row>
          <table:table-cell table:style-name="celda" office:value-type="string">
            <text:p>Jiménez Fuentes, Alberto</text:p>
          </table:table-cell>
        </table:table-row>
        <table:table-row>
          <table:table-cell table:style-name="celda" office:value-type="string">
            <text:p>Lora García, Alberto</text:p>
          </table:table-cell>
        </table:table-row>
        <table:table-row>
          <table:table-cell table:style-name="celda" office:value-type="string">
            <text:p>Magallon Amador, Andrés Ernesto</text:p>
          </table:table-cell>
        </table:table-row>
        <table:table-row>
          <table:table-cell table:style-name="celda" office:value-type="string">
            <text:p>Medina Díaz, Juan José</text:p>
          </table:table-cell>
        </table:table-row>
        <table:table-row>
          <table:table-cell table:style-name="celda" office:value-type="string">
            <text:p>Oropeza Ruiz, Alejandra del Mar</text:p>
          </table:table-cell>
        </table:table-row>
        <table:table-row>
          <table:table-cell table:style-name="celda" office:value-type="string">
            <text:p>Pérez Delgado, Samuel</text:p>
          </table:table-cell>
        </table:table-row>
        <table:table-row>
          <table:table-cell table:style-name="celda" office:value-type="string">
            <text:p>Reina Gómez, Claudio</text:p>
          </table:table-cell>
        </table:table-row>
        <table:table-row>
          <table:table-cell table:style-name="celda" office:value-type="string">
            <text:p>Rossi Griro, Gonzalo Nicolás</text:p>
          </table:table-cell>
        </table:table-row>
        <table:table-row>
          <table:table-cell table:style-name="celda" office:value-type="string">
            <text:p>Ruiz Soto, Francisco Javier</text:p>
          </table:table-cell>
        </table:table-row>
        <table:table-row>
          <table:table-cell table:style-name="celda" office:value-type="string">
            <text:p>Zambrana Ruiz, Aníb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&amp;apos;Arial Unicode MS&amp;apos;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default-style style:family="table-cell" style:parent-style-name="Default">
      <style:table-cell-properties style:decimal-places="2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  <style:paragraph-properties style:tab-stop-distance="1.25cm"/>
    </default-style>
  </office:styles>
</office:document-styles>
</file>